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1177</text:p>
          </table:table-cell>
          <table:table-cell table:style-name="ACE-0" office:value-type="float" office:value="56.25">
            <text:p>56.2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7620">
            <text:p>76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orylus avellana nu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.2000000000000002">
            <text:p>−6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FischerEtal200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413</text:p>
          </table:table-cell>
          <table:table-cell table:style-name="ACE-0" office:value-type="float" office:value="56.25">
            <text:p>56.2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7690">
            <text:p>769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Quercus sp. roo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7000000000000002">
            <text:p>−6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FischerEtal200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414</text:p>
          </table:table-cell>
          <table:table-cell table:style-name="ACE-0" office:value-type="float" office:value="56.25">
            <text:p>56.2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7560">
            <text:p>756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Hedera helix stem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4000000000000004">
            <text:p>−6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FischerEtal200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415</text:p>
          </table:table-cell>
          <table:table-cell table:style-name="ACE-0" office:value-type="float" office:value="56.25">
            <text:p>56.2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7550">
            <text:p>75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ylus avellana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4000000000000004">
            <text:p>−6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FischerEtal200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1178</text:p>
          </table:table-cell>
          <table:table-cell table:style-name="ACE-0" office:value-type="float" office:value="56.25">
            <text:p>56.2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7390">
            <text:p>739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Antl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FischerEtal200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681</text:p>
          </table:table-cell>
          <table:table-cell table:style-name="ACE-0" office:value-type="float" office:value="56.310000000000002">
            <text:p>56.31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3860">
            <text:p>386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Cerastoderma edul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984</text:p>
          </table:table-cell>
          <table:table-cell table:style-name="ACE-0" office:value-type="float" office:value="56.310000000000002">
            <text:p>56.31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3850">
            <text:p>385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Cerastoderma edul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986</text:p>
          </table:table-cell>
          <table:table-cell table:style-name="ACE-0" office:value-type="float" office:value="56.310000000000002">
            <text:p>56.31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4600">
            <text:p>46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987</text:p>
          </table:table-cell>
          <table:table-cell table:style-name="ACE-0" office:value-type="float" office:value="56.310000000000002">
            <text:p>56.31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4910">
            <text:p>49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5">
            <text:p>−5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988</text:p>
          </table:table-cell>
          <table:table-cell table:style-name="ACE-0" office:value-type="float" office:value="56.310000000000002">
            <text:p>56.31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7240">
            <text:p>72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orbula gibb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.5">
            <text:p>−8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989</text:p>
          </table:table-cell>
          <table:table-cell table:style-name="ACE-0" office:value-type="float" office:value="56.310000000000002">
            <text:p>56.31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7370">
            <text:p>737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erastoderma edul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.6999999999999993">
            <text:p>−8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990</text:p>
          </table:table-cell>
          <table:table-cell table:style-name="ACE-0" office:value-type="float" office:value="56.310000000000002">
            <text:p>56.31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7380">
            <text:p>73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orbula gibb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.6999999999999993">
            <text:p>−8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996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30000000000001">
            <text:p>10.63</text:p>
          </table:table-cell>
          <table:table-cell table:style-name="ACE-0" office:value-type="float" office:value="6030">
            <text:p>60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lnus glutinosa stem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997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30000000000001">
            <text:p>10.63</text:p>
          </table:table-cell>
          <table:table-cell table:style-name="ACE-0" office:value-type="float" office:value="7150">
            <text:p>71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arcoal from lake deposi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000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30000000000001">
            <text:p>10.63</text:p>
          </table:table-cell>
          <table:table-cell table:style-name="ACE-0" office:value-type="float" office:value="5480">
            <text:p>548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Cerastoderma and Littorin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001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30000000000001">
            <text:p>10.63</text:p>
          </table:table-cell>
          <table:table-cell table:style-name="ACE-0" office:value-type="float" office:value="5580">
            <text:p>55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erastoderma and Littorin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002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30000000000001">
            <text:p>10.63</text:p>
          </table:table-cell>
          <table:table-cell table:style-name="ACE-0" office:value-type="float" office:value="6030">
            <text:p>60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233</text:p>
          </table:table-cell>
          <table:table-cell table:style-name="ACE-0" office:value-type="float" office:value="56.310000000000002">
            <text:p>56.31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3960">
            <text:p>396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erastoderma edul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199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234</text:p>
          </table:table-cell>
          <table:table-cell table:style-name="ACE-0" office:value-type="float" office:value="56.310000000000002">
            <text:p>56.31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3880">
            <text:p>388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erastoderma edul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199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235</text:p>
          </table:table-cell>
          <table:table-cell table:style-name="ACE-0" office:value-type="float" office:value="56.310000000000002">
            <text:p>56.31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6750">
            <text:p>67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erastoderma edul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4000000000000004">
            <text:p>−4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199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236</text:p>
          </table:table-cell>
          <table:table-cell table:style-name="ACE-0" office:value-type="float" office:value="56.310000000000002">
            <text:p>56.31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6990">
            <text:p>69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5">
            <text:p>−4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199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237</text:p>
          </table:table-cell>
          <table:table-cell table:style-name="ACE-0" office:value-type="float" office:value="56.310000000000002">
            <text:p>56.31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7990">
            <text:p>79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 and Cerastoderma edul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5">
            <text:p>−5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199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594</text:p>
          </table:table-cell>
          <table:table-cell table:style-name="ACE-0" office:value-type="float" office:value="56.310000000000002">
            <text:p>56.31</text:p>
          </table:table-cell>
          <table:table-cell table:style-name="ACE-0" office:value-type="float" office:value="10.050000000000001">
            <text:p>10.05</text:p>
          </table:table-cell>
          <table:table-cell table:style-name="ACE-0" office:value-type="float" office:value="4030">
            <text:p>403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Cerastoderma edul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761</text:p>
          </table:table-cell>
          <table:table-cell table:style-name="ACE-0" office:value-type="float" office:value="56.159999999999997">
            <text:p>56.16</text:p>
          </table:table-cell>
          <table:table-cell table:style-name="ACE-0" office:value-type="float" office:value="10.710000000000001">
            <text:p>10.71</text:p>
          </table:table-cell>
          <table:table-cell table:style-name="ACE-0" office:value-type="float" office:value="4260">
            <text:p>42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erastoderm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107</text:p>
          </table:table-cell>
          <table:table-cell table:style-name="ACE-0" office:value-type="float" office:value="56">
            <text:p>56</text:p>
          </table:table-cell>
          <table:table-cell table:style-name="ACE-0" office:value-type="float" office:value="10.23">
            <text:p>10.23</text:p>
          </table:table-cell>
          <table:table-cell table:style-name="ACE-0" office:value-type="float" office:value="6130">
            <text:p>6130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RahbekRasmussen199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0512</text:p>
          </table:table-cell>
          <table:table-cell table:style-name="ACE-0" office:value-type="float" office:value="56.100000000000001">
            <text:p>56.1</text:p>
          </table:table-cell>
          <table:table-cell table:style-name="ACE-0" office:value-type="float" office:value="10.449999999999999">
            <text:p>10.45</text:p>
          </table:table-cell>
          <table:table-cell table:style-name="ACE-0" office:value-type="float" office:value="1840">
            <text:p>18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rtica island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8.199999999999999">
            <text:p>−28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Bennike200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0514</text:p>
          </table:table-cell>
          <table:table-cell table:style-name="ACE-0" office:value-type="float" office:value="56.100000000000001">
            <text:p>56.1</text:p>
          </table:table-cell>
          <table:table-cell table:style-name="ACE-0" office:value-type="float" office:value="10.449999999999999">
            <text:p>10.45</text:p>
          </table:table-cell>
          <table:table-cell table:style-name="ACE-0" office:value-type="float" office:value="2860">
            <text:p>286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Nucula nucleu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9.699999999999999">
            <text:p>−29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Bennike200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0516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0.35">
            <text:p>10.35</text:p>
          </table:table-cell>
          <table:table-cell table:style-name="ACE-0" office:value-type="float" office:value="7870">
            <text:p>78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tilus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.399999999999999">
            <text:p>−16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Bennike200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0517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0.35">
            <text:p>10.35</text:p>
          </table:table-cell>
          <table:table-cell table:style-name="ACE-0" office:value-type="float" office:value="8240">
            <text:p>82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erastoderma lamarcki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7.399999999999999">
            <text:p>−17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Bennike200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0518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0.35">
            <text:p>10.35</text:p>
          </table:table-cell>
          <table:table-cell table:style-name="ACE-0" office:value-type="float" office:value="3290">
            <text:p>329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Nucula nucleu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">
            <text:p>−1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Bennike200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46678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630000000000001">
            <text:p>10.63</text:p>
          </table:table-cell>
          <table:table-cell table:style-name="ACE-0" office:value-type="float" office:value="5085">
            <text:p>508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56000000000000005">
            <text:p>−0.5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nder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46679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630000000000001">
            <text:p>10.63</text:p>
          </table:table-cell>
          <table:table-cell table:style-name="ACE-0" office:value-type="float" office:value="6410">
            <text:p>641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54">
            <text:p>−1.5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nder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46676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630000000000001">
            <text:p>10.63</text:p>
          </table:table-cell>
          <table:table-cell table:style-name="ACE-0" office:value-type="float" office:value="6015">
            <text:p>601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44">
            <text:p>−0.4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nder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46677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630000000000001">
            <text:p>10.63</text:p>
          </table:table-cell>
          <table:table-cell table:style-name="ACE-0" office:value-type="float" office:value="6385">
            <text:p>638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84999999999999998">
            <text:p>−0.8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nder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2084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5915">
            <text:p>591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42999999999999999">
            <text:p>−0.4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nder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2085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7270">
            <text:p>72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7599999999999998">
            <text:p>−2.7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nder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461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5700">
            <text:p>57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5600000000000001">
            <text:p>−2.5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nder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0534</text:p>
          </table:table-cell>
          <table:table-cell table:style-name="ACE-0" office:value-type="float" office:value="55.770000000000003">
            <text:p>55.7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4495">
            <text:p>449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1699999999999999">
            <text:p>−1.1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nder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0532</text:p>
          </table:table-cell>
          <table:table-cell table:style-name="ACE-0" office:value-type="float" office:value="55.770000000000003">
            <text:p>55.7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7220">
            <text:p>72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0999999999999996">
            <text:p>−4.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nder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0533</text:p>
          </table:table-cell>
          <table:table-cell table:style-name="ACE-0" office:value-type="float" office:value="55.770000000000003">
            <text:p>55.7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4860">
            <text:p>486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089999999999999997">
            <text:p>−0.0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nder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0531</text:p>
          </table:table-cell>
          <table:table-cell table:style-name="ACE-0" office:value-type="float" office:value="55.770000000000003">
            <text:p>55.7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4640">
            <text:p>46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21">
            <text:p>−1.2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nder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0530</text:p>
          </table:table-cell>
          <table:table-cell table:style-name="ACE-0" office:value-type="float" office:value="55.770000000000003">
            <text:p>55.7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5505">
            <text:p>550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73999999999999999">
            <text:p>−0.7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nder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0528</text:p>
          </table:table-cell>
          <table:table-cell table:style-name="ACE-0" office:value-type="float" office:value="55.770000000000003">
            <text:p>55.7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5825">
            <text:p>582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0899999999999999">
            <text:p>−2.0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nder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240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7350">
            <text:p>73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erastoderma edul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8199999999999998">
            <text:p>−3.8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nder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241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7170">
            <text:p>71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erastoderma edul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2000000000000002">
            <text:p>−5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nder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242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630000000000001">
            <text:p>10.63</text:p>
          </table:table-cell>
          <table:table-cell table:style-name="ACE-0" office:value-type="float" office:value="7310">
            <text:p>73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erastoderma edul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7400000000000002">
            <text:p>−2.7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nder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376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7440">
            <text:p>74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ulk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3499999999999996">
            <text:p>−5.3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nder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377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5825">
            <text:p>582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lant remain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nder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378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6595">
            <text:p>659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76000000000000001">
            <text:p>−0.7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nder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462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6910">
            <text:p>69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3700000000000001">
            <text:p>−3.37</text:p>
          </table:table-cell>
          <table:table-cell table:style-name="ACE-0" office:value-type="float" office:value="1.2247448713915892">
            <text:p>1.2247449</text:p>
          </table:table-cell>
          <table:table-cell table:style-name="ACE-0" office:value-type="float" office:value="1.2247448713915892">
            <text:p>1.2247448713915892</text:p>
          </table:table-cell>
          <table:table-cell table:style-name="ACE-0" office:value-type="string">
            <text:p>Sander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463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6595">
            <text:p>659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6999999999999997">
            <text:p>−0.9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nder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0181</text:p>
          </table:table-cell>
          <table:table-cell table:style-name="ACE-0" office:value-type="float" office:value="55.770000000000003">
            <text:p>55.7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6715">
            <text:p>671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Littorina littorea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5899999999999999">
            <text:p>−2.5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nder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7845</text:p>
          </table:table-cell>
          <table:table-cell table:style-name="ACE-0" office:value-type="float" office:value="56.100000000000001">
            <text:p>56.1</text:p>
          </table:table-cell>
          <table:table-cell table:style-name="ACE-0" office:value-type="float" office:value="10.449999999999999">
            <text:p>10.45</text:p>
          </table:table-cell>
          <table:table-cell table:style-name="ACE-0" office:value-type="float" office:value="6565">
            <text:p>656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Turritella commun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4.399999999999999">
            <text:p>−24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Bennike200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7846</text:p>
          </table:table-cell>
          <table:table-cell table:style-name="ACE-0" office:value-type="float" office:value="56.100000000000001">
            <text:p>56.1</text:p>
          </table:table-cell>
          <table:table-cell table:style-name="ACE-0" office:value-type="float" office:value="10.449999999999999">
            <text:p>10.45</text:p>
          </table:table-cell>
          <table:table-cell table:style-name="ACE-0" office:value-type="float" office:value="7600">
            <text:p>76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urritella commun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5.5">
            <text:p>−25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Bennike200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7847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5740">
            <text:p>57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Turritella commun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4.199999999999999">
            <text:p>−24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Bennike200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7848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8290">
            <text:p>82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erastoderma edul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5.800000000000001">
            <text:p>−25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Bennike200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amso_Belt-10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59">
            <text:p>10.59</text:p>
          </table:table-cell>
          <table:table-cell table:style-name="ACE-0" table:formula="of:=[.Y58]" office:value-type="float" office:value="0">
            <text:p>0</text:p>
          </table:table-cell>
          <table:table-cell table:style-name="ACE-0" table:formula="of:=[.Z58]/2" office:value-type="float" office:value="0">
            <text:p>0</text:p>
          </table:table-cell>
          <table:table-cell table:style-name="ACE-0" office:value-type="string">
            <text:p>Sample size for OSL dating: 20 cm long cylinder with a diameter of 5 cm.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0.34292856398964489">
            <text:p>0.3429286</text:p>
          </table:table-cell>
          <table:table-cell table:style-name="ACE-0" office:value-type="float" office:value="0.34292856398964489">
            <text:p>0.3429285639896449</text:p>
          </table:table-cell>
          <table:table-cell table:style-name="ACE-0" office:value-type="string">
            <text:p>Hede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amso_Belt-09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59">
            <text:p>10.59</text:p>
          </table:table-cell>
          <table:table-cell table:style-name="ACE-0" table:formula="of:=[.Y59]" office:value-type="float" office:value="0">
            <text:p>0</text:p>
          </table:table-cell>
          <table:table-cell table:style-name="ACE-0" table:formula="of:=[.Z59]/2" office:value-type="float" office:value="0">
            <text:p>0</text:p>
          </table:table-cell>
          <table:table-cell table:style-name="ACE-0" office:value-type="string">
            <text:p>Sample size for OSL dating: 20 cm long cylinder with a diameter of 5 cm.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0.34292856398964489">
            <text:p>0.3429286</text:p>
          </table:table-cell>
          <table:table-cell table:style-name="ACE-0" office:value-type="float" office:value="0.34292856398964489">
            <text:p>0.3429285639896449</text:p>
          </table:table-cell>
          <table:table-cell table:style-name="ACE-0" office:value-type="string">
            <text:p>Hede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amso_Belt-08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59">
            <text:p>10.59</text:p>
          </table:table-cell>
          <table:table-cell table:style-name="ACE-0" table:formula="of:=[.Y60]" office:value-type="float" office:value="0">
            <text:p>0</text:p>
          </table:table-cell>
          <table:table-cell table:style-name="ACE-0" table:formula="of:=[.Z60]/2" office:value-type="float" office:value="0">
            <text:p>0</text:p>
          </table:table-cell>
          <table:table-cell table:style-name="ACE-0" office:value-type="string">
            <text:p>Sample size for OSL dating: 20 cm long cylinder with a diameter of 5 cm.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0.34292856398964489">
            <text:p>0.3429286</text:p>
          </table:table-cell>
          <table:table-cell table:style-name="ACE-0" office:value-type="float" office:value="0.34292856398964489">
            <text:p>0.3429285639896449</text:p>
          </table:table-cell>
          <table:table-cell table:style-name="ACE-0" office:value-type="string">
            <text:p>Hede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amso_Belt-05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59">
            <text:p>10.59</text:p>
          </table:table-cell>
          <table:table-cell table:style-name="ACE-0" table:formula="of:=[.Y61]" office:value-type="float" office:value="0">
            <text:p>0</text:p>
          </table:table-cell>
          <table:table-cell table:style-name="ACE-0" table:formula="of:=[.Z61]/2" office:value-type="float" office:value="0">
            <text:p>0</text:p>
          </table:table-cell>
          <table:table-cell table:style-name="ACE-0" office:value-type="string">
            <text:p>Sample size for OSL dating: 20 cm long cylinder with a diameter of 5 cm.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34292856398964489">
            <text:p>0.3429286</text:p>
          </table:table-cell>
          <table:table-cell table:style-name="ACE-0" office:value-type="float" office:value="0.34292856398964489">
            <text:p>0.3429285639896449</text:p>
          </table:table-cell>
          <table:table-cell table:style-name="ACE-0" office:value-type="string">
            <text:p>Hede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amso_Belt-07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59">
            <text:p>10.59</text:p>
          </table:table-cell>
          <table:table-cell table:style-name="ACE-0" table:formula="of:=[.Y62]" office:value-type="float" office:value="0">
            <text:p>0</text:p>
          </table:table-cell>
          <table:table-cell table:style-name="ACE-0" table:formula="of:=[.Z62]/2" office:value-type="float" office:value="0">
            <text:p>0</text:p>
          </table:table-cell>
          <table:table-cell table:style-name="ACE-0" office:value-type="string">
            <text:p>Sample size for OSL dating: 20 cm long cylinder with a diameter of 5 cm.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34292856398964489">
            <text:p>0.3429286</text:p>
          </table:table-cell>
          <table:table-cell table:style-name="ACE-0" office:value-type="float" office:value="0.34292856398964489">
            <text:p>0.3429285639896449</text:p>
          </table:table-cell>
          <table:table-cell table:style-name="ACE-0" office:value-type="string">
            <text:p>Hede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amso_Belt-06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59">
            <text:p>10.59</text:p>
          </table:table-cell>
          <table:table-cell table:style-name="ACE-0" table:formula="of:=[.Y63]" office:value-type="float" office:value="0">
            <text:p>0</text:p>
          </table:table-cell>
          <table:table-cell table:style-name="ACE-0" table:formula="of:=[.Z63]/2" office:value-type="float" office:value="0">
            <text:p>0</text:p>
          </table:table-cell>
          <table:table-cell table:style-name="ACE-0" office:value-type="string">
            <text:p>Sample size for OSL dating: 20 cm long cylinder with a diameter of 5 cm.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34292856398964489">
            <text:p>0.3429286</text:p>
          </table:table-cell>
          <table:table-cell table:style-name="ACE-0" office:value-type="float" office:value="0.34292856398964489">
            <text:p>0.3429285639896449</text:p>
          </table:table-cell>
          <table:table-cell table:style-name="ACE-0" office:value-type="string">
            <text:p>Hede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amso_Belt-04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59">
            <text:p>10.59</text:p>
          </table:table-cell>
          <table:table-cell table:style-name="ACE-0" table:formula="of:=[.Y64]" office:value-type="float" office:value="0">
            <text:p>0</text:p>
          </table:table-cell>
          <table:table-cell table:style-name="ACE-0" table:formula="of:=[.Z64]/2" office:value-type="float" office:value="0">
            <text:p>0</text:p>
          </table:table-cell>
          <table:table-cell table:style-name="ACE-0" office:value-type="string">
            <text:p>Sample size for OSL dating: 20 cm long cylinder with a diameter of 5 cm.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34292856398964489">
            <text:p>0.3429286</text:p>
          </table:table-cell>
          <table:table-cell table:style-name="ACE-0" office:value-type="float" office:value="0.34292856398964489">
            <text:p>0.3429285639896449</text:p>
          </table:table-cell>
          <table:table-cell table:style-name="ACE-0" office:value-type="string">
            <text:p>Hede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amso_Belt-03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59">
            <text:p>10.59</text:p>
          </table:table-cell>
          <table:table-cell table:style-name="ACE-0" table:formula="of:=[.Y65]" office:value-type="float" office:value="0">
            <text:p>0</text:p>
          </table:table-cell>
          <table:table-cell table:style-name="ACE-0" table:formula="of:=[.Z65]/2" office:value-type="float" office:value="0">
            <text:p>0</text:p>
          </table:table-cell>
          <table:table-cell table:style-name="ACE-0" office:value-type="string">
            <text:p>Sample size for OSL dating: 20 cm long cylinder with a diameter of 5 cm.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34292856398964489">
            <text:p>0.3429286</text:p>
          </table:table-cell>
          <table:table-cell table:style-name="ACE-0" office:value-type="float" office:value="0.34292856398964489">
            <text:p>0.3429285639896449</text:p>
          </table:table-cell>
          <table:table-cell table:style-name="ACE-0" office:value-type="string">
            <text:p>Hede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amso_Belt-02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59">
            <text:p>10.59</text:p>
          </table:table-cell>
          <table:table-cell table:style-name="ACE-0" table:formula="of:=[.Y66]" office:value-type="float" office:value="0">
            <text:p>0</text:p>
          </table:table-cell>
          <table:table-cell table:style-name="ACE-0" table:formula="of:=[.Z66]/2" office:value-type="float" office:value="0">
            <text:p>0</text:p>
          </table:table-cell>
          <table:table-cell table:style-name="ACE-0" office:value-type="string">
            <text:p>Sample size for OSL dating: 20 cm long cylinder with a diameter of 5 cm.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34292856398964489">
            <text:p>0.3429286</text:p>
          </table:table-cell>
          <table:table-cell table:style-name="ACE-0" office:value-type="float" office:value="0.34292856398964489">
            <text:p>0.3429285639896449</text:p>
          </table:table-cell>
          <table:table-cell table:style-name="ACE-0" office:value-type="string">
            <text:p>Hede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amso_Belt-01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59">
            <text:p>10.59</text:p>
          </table:table-cell>
          <table:table-cell table:style-name="ACE-0" table:formula="of:=[.Y67]" office:value-type="float" office:value="0">
            <text:p>0</text:p>
          </table:table-cell>
          <table:table-cell table:style-name="ACE-0" table:formula="of:=[.Z67]/2" office:value-type="float" office:value="0">
            <text:p>0</text:p>
          </table:table-cell>
          <table:table-cell table:style-name="ACE-0" office:value-type="string">
            <text:p>Sample size for OSL dating: 20 cm long cylinder with a diameter of 5 cm.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4292856398964489">
            <text:p>0.3429286</text:p>
          </table:table-cell>
          <table:table-cell table:style-name="ACE-0" office:value-type="float" office:value="0.34292856398964489">
            <text:p>0.3429285639896449</text:p>
          </table:table-cell>
          <table:table-cell table:style-name="ACE-0" office:value-type="string">
            <text:p>HedeEtal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amso_Belt-11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6">
            <text:p>10.6</text:p>
          </table:table-cell>
          <table:table-cell table:style-name="ACE-0" table:formula="of:=[.Y68]" office:value-type="float" office:value="0">
            <text:p>0</text:p>
          </table:table-cell>
          <table:table-cell table:style-name="ACE-0" table:formula="of:=[.Z68]/2" office:value-type="float" office:value="0">
            <text:p>0</text:p>
          </table:table-cell>
          <table:table-cell table:style-name="ACE-0" office:value-type="string">
            <text:p>Sample size for OSL dating: 20 cm long cylinder with a diameter of 5 cm.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9999999999999999">
            <text:p>−0.3</text:p>
          </table:table-cell>
          <table:table-cell table:style-name="ACE-0" office:value-type="float" office:value="0.34292856398964489">
            <text:p>0.3429286</text:p>
          </table:table-cell>
          <table:table-cell table:style-name="ACE-0" office:value-type="float" office:value="0.34292856398964489">
            <text:p>0.3429285639896449</text:p>
          </table:table-cell>
          <table:table-cell table:style-name="ACE-0" office:value-type="string">
            <text:p>HedeEtal2015,RosentauEtal2021</text:p>
          </table:table-cell>
          <table:table-cell table:number-columns-repeated="240" table:style-name="ACE-0"/>
        </table:table-row>
        <table:table-row table:style-name="AROW-0" table:number-rows-repeated="13">
          <table:table-cell table:number-columns-repeated="256" table:style-name="ACE-0"/>
        </table:table-row>
        <table:table-row table:style-name="AROW-0" table:number-rows-repeated="4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226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64504">
          <table:table-cell table:number-columns-repeated="256"/>
        </table:table-row>
        <table:table-row table:style-name="AROW-0" table:number-rows-repeated="100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15:5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